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18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3.607cm"/>
    </style:style>
    <style:style style:name="co5" style:family="table-column">
      <style:table-column-properties fo:break-before="auto" style:column-width="12.136cm"/>
    </style:style>
    <style:style style:name="co7" style:family="table-column">
      <style:table-column-properties fo:break-before="auto" style:column-width="0.62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000000" style:text-align-source="fix" style:repeat-content="false" fo:border-left="none" fo:border-right="0.002cm solid #ffffff" fo:border-top="none" style:vertical-align="middle" style:vertical-justify="auto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ackground-color="#000000" style:text-align-source="fix" style:repeat-content="false" fo:border-left="0.002cm solid #ffffff" fo:border-right="0.002cm solid #ffffff" fo:border-top="none" style:vertical-align="middle" style:vertical-justify="auto"/>
      <style:paragraph-properties fo:text-align="center" fo:margin-left="0cm"/>
    </style:style>
    <style:style style:name="ce4" style:family="table-cell" style:parent-style-name="Default">
      <style:table-cell-properties fo:border-bottom="none" fo:background-color="#000000" style:text-align-source="fix" style:repeat-content="false" fo:border-left="0.002cm solid #ffffff" fo:border-right="0.002cm solid #ffffff" style:rotation-angle="90" fo:border-top="none" style:vertical-align="middle" style:vertical-justify="auto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order-bottom="none" fo:background-color="#000000" style:text-align-source="fix" style:repeat-content="false" fo:wrap-option="wrap" fo:border-left="0.002cm solid #ffffff" fo:border-right="0.002cm solid #ffffff" fo:border-top="none" style:vertical-align="middle" style:vertical-justify="auto"/>
      <style:paragraph-properties fo:text-align="center" fo:margin-left="0cm"/>
    </style:style>
    <style:style style:name="ce7" style:family="table-cell" style:parent-style-name="Default" style:data-style-name="N11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000000" style:text-align-source="fix" style:repeat-content="false" fo:wrap-option="wrap" fo:border-left="0.002cm solid #ffffff" fo:border-right="none" fo:border-top="none" style:vertical-align="middle" style:vertical-justify="auto"/>
      <style:paragraph-properties fo:text-align="center" fo:margin-left="0cm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Arkusz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number-columns-repeated="3" table:default-cell-style-name="ce5"/>
        <table:table-column table:style-name="co6" table:number-columns-repeated="6" table:default-cell-style-name="ce2"/>
        <table:table-row table:style-name="ro3">
          <table:table-cell table:style-name="ce1" office:value-type="string">
            <text:p>Lp</text:p>
          </table:table-cell>
          <table:table-cell table:style-name="ce3" office:value-type="string">
            <text:p>Dostawca</text:p>
          </table:table-cell>
          <table:table-cell table:style-name="ce3" office:value-type="string">
            <text:p>Kod elementu</text:p>
          </table:table-cell>
          <table:table-cell table:style-name="ce3" office:value-type="string">
            <text:p>Nazwa elementu</text:p>
          </table:table-cell>
          <table:table-cell table:style-name="ce4" office:value-type="string">
            <text:p>Zawarte</text:p>
          </table:table-cell>
          <table:table-cell table:style-name="ce4" office:value-type="string">
            <text:p>Zamówione</text:p>
          </table:table-cell>
          <table:table-cell table:style-name="ce4" office:value-type="string">
            <text:p>Odebrane</text:p>
          </table:table-cell>
          <table:table-cell table:style-name="ce6" office:value-type="string">
            <text:p>Cena jednostkowa netto</text:p>
          </table:table-cell>
          <table:table-cell table:style-name="ce6" office:value-type="string">
            <text:p>Cena jednostkowa brutto</text:p>
          </table:table-cell>
          <table:table-cell table:style-name="ce6" office:value-type="string">
            <text:p>Ilość wymagana</text:p>
          </table:table-cell>
          <table:table-cell table:style-name="ce6" office:value-type="string">
            <text:p>Minimum zamawiane</text:p>
          </table:table-cell>
          <table:table-cell table:style-name="ce6" office:value-type="string">
            <text:p>Wartość w projekcie brutto</text:p>
          </table:table-cell>
          <table:table-cell table:style-name="ce9" office:value-type="string">
            <text:p>Wartość zamówienia brutt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SE</text:p>
          </table:table-cell>
          <table:table-cell office:value-type="string">
            <text:p>L298P</text:p>
          </table:table-cell>
          <table:table-cell office:value-type="string">
            <text:p>Układ sterowania silnika PowerSO20 PBF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float" office:value="14.3">
            <text:p>14,3</text:p>
          </table:table-cell>
          <table:table-cell table:formula="of:=ROUND([.H2]*(1+VAT);4)" office:value-type="float" office:value="17.589">
            <text:p>17,58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J2]*[.I2]" office:value-type="float" office:value="70.356">
            <text:p>70,356</text:p>
          </table:table-cell>
          <table:table-cell table:formula="of:=[.I2]*[.K2]" office:value-type="float" office:value="87.945">
            <text:p>87,94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SE</text:p>
          </table:table-cell>
          <table:table-cell office:value-type="string">
            <text:p>SK34A</text:p>
          </table:table-cell>
          <table:table-cell office:value-type="string">
            <text:p>Dioda Schottky SMD 40V 3A SMA PBF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28.9/100" office:value-type="float" office:value="0.289">
            <text:p>0,289</text:p>
          </table:table-cell>
          <table:table-cell table:formula="of:=ROUND([.H3]*(1+VAT);4)" office:value-type="float" office:value="0.3555">
            <text:p>0,3555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table:formula="of:=[.J3]*[.I3]" office:value-type="float" office:value="11.376">
            <text:p>11,376</text:p>
          </table:table-cell>
          <table:table-cell office:value-type="float" office:value="11.56">
            <text:p>11,5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SE</text:p>
          </table:table-cell>
          <table:table-cell office:value-type="string">
            <text:p>KOT47/16VSMD</text:p>
          </table:table-cell>
          <table:table-cell office:value-type="string">
            <text:p>Kondensator tantalowy SMD 47uF 16V rozmiar C PBF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75.9/100" office:value-type="float" office:value="0.759">
            <text:p>0,759</text:p>
          </table:table-cell>
          <table:table-cell table:formula="of:=ROUND([.H4]*(1+VAT);4)" office:value-type="float" office:value="0.9336">
            <text:p>0,93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I4]*[.J4]" office:value-type="float" office:value="3.7344">
            <text:p>3,7344</text:p>
          </table:table-cell>
          <table:table-cell table:formula="of:=[.I4]*[.K4]" office:value-type="float" office:value="4.668">
            <text:p>4,668</text:p>
          </table:table-cell>
        </table:table-row>
        <table:table-row table:style-name="ro2">
          <table:table-cell/>
          <table:table-cell office:value-type="string">
            <text:p>Distrelec</text:p>
          </table:table-cell>
          <table:table-cell office:value-type="string">
            <text:p>NTC-T476K16TRC</text:p>
          </table:table-cell>
          <table:table-cell office:value-type="string">
            <text:p>Kondensator elektrolityczny tantalowy SMD C 47 uF 16 VDC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SE</text:p>
          </table:table-cell>
          <table:table-cell office:value-type="string">
            <text:p>LEDSMDBL0805</text:p>
          </table:table-cell>
          <table:table-cell office:value-type="string">
            <text:p>LED SMD niebieska 120st 10mcd 0805 przeźroczysta PBF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11.9/100" office:value-type="float" office:value="0.119">
            <text:p>0,119</text:p>
          </table:table-cell>
          <table:table-cell table:formula="of:=ROUND([.H6]*(1+VAT);4)" office:value-type="float" office:value="0.1464">
            <text:p>0,146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I6]*[.J6]" office:value-type="float" office:value="1.1712">
            <text:p>1,1712</text:p>
          </table:table-cell>
          <table:table-cell table:formula="of:=[.K6]*[.I6]" office:value-type="float" office:value="1.464">
            <text:p>1,46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SE</text:p>
          </table:table-cell>
          <table:table-cell office:value-type="string">
            <text:p>LEDSMDOR0805</text:p>
          </table:table-cell>
          <table:table-cell office:value-type="string">
            <text:p>LED SMD pomarańczowa 130grad 6mcd 0805 PBF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formula="of:=35.9/100" office:value-type="float" office:value="0.359">
            <text:p>0,359</text:p>
          </table:table-cell>
          <table:table-cell table:formula="of:=ROUND([.H7]*(1+VAT);4)" office:value-type="float" office:value="0.4416">
            <text:p>0,441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J7]*[.I7]" office:value-type="float" office:value="3.5328">
            <text:p>3,5328</text:p>
          </table:table-cell>
          <table:table-cell table:formula="of:=[.K7]*[.I7]" office:value-type="float" office:value="4.416">
            <text:p>4,41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ME</text:p>
          </table:table-cell>
          <table:table-cell office:value-type="string">
            <text:p>74VHC04M</text:p>
          </table:table-cell>
          <table:table-cell office:value-type="string">
            <text:p>Układ scalony:cyfrowy; Hex,inverter; SO14 <text:span text:style-name="T1">Fairchild</text:span></text:p>
          </table:table-cell>
          <table:table-cell table:number-columns-repeated="3"/>
          <table:table-cell table:formula="of:=ROUND([.I8]/1.23;4)" office:value-type="float" office:value="0.4504">
            <text:p>0,4504</text:p>
          </table:table-cell>
          <table:table-cell office:value-type="float" office:value="0.554">
            <text:p>0,55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J8]*[.I8]" office:value-type="float" office:value="2.216">
            <text:p>2,216</text:p>
          </table:table-cell>
          <table:table-cell table:formula="of:=[.K8]*[.I8]" office:value-type="float" office:value="2.77">
            <text:p>2,7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TME</text:p>
          </table:table-cell>
          <table:table-cell office:value-type="string">
            <text:p>74V1G04STR</text:p>
          </table:table-cell>
          <table:table-cell office:value-type="string">
            <text:p>Układ scalony:cyfrowy; inverter; SOT23-5 <text:span text:style-name="T1">ST Microelectronics</text:span></text:p>
          </table:table-cell>
          <table:table-cell table:number-columns-repeated="3"/>
          <table:table-cell table:formula="of:=ROUND([.I9]/1.23;4)" office:value-type="float" office:value="0.7252">
            <text:p>0,7252</text:p>
          </table:table-cell>
          <table:table-cell office:value-type="float" office:value="0.892">
            <text:p>0,89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J9]*[.I9]" office:value-type="float" office:value="7.136">
            <text:p>7,136</text:p>
          </table:table-cell>
          <table:table-cell table:formula="of:=[.K9]*[.I9]" office:value-type="float" office:value="8.92">
            <text:p>8,9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ME</text:p>
          </table:table-cell>
          <table:table-cell office:value-type="string">
            <text:p>SMD0805-1K-1%</text:p>
          </table:table-cell>
          <table:table-cell office:value-type="string">
            <text:p>Rezystor:thick film; SMD; 0805; 1kΩ; 0,125W; ±1%; -55°C÷125°C</text:p>
          </table:table-cell>
          <table:table-cell office:value-type="string">
            <text:p>x</text:p>
          </table:table-cell>
          <table:table-cell table:number-columns-repeated="2"/>
          <table:table-cell table:formula="of:=ROUND([.I10]/1.23;4)" office:value-type="float" office:value="0.029">
            <text:p>0,029</text:p>
          </table:table-cell>
          <table:table-cell office:value-type="float" office:value="0.0357">
            <text:p>0,0357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formula="of:=[.J10]*[.I10]" office:value-type="float" office:value="0.5712">
            <text:p>0,5712</text:p>
          </table:table-cell>
          <table:table-cell table:formula="of:=[.K10]*[.I10]" office:value-type="float" office:value="3.57">
            <text:p>3,5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ME</text:p>
          </table:table-cell>
          <table:table-cell office:value-type="string">
            <text:p>TAJC476M016R </text:p>
          </table:table-cell>
          <table:table-cell office:value-type="string">
            <text:p>Kondensator:tantalowy; SMD; 47uF; 16V; Obud:C; ±20%; </text:p>
          </table:table-cell>
          <table:table-cell table:number-columns-repeated="3"/>
          <table:table-cell table:formula="of:=ROUND([.I11]/1.23;4)" office:value-type="float" office:value="3.4878">
            <text:p>3,4878</text:p>
          </table:table-cell>
          <table:table-cell office:value-type="float" office:value="4.29">
            <text:p>4,2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J11]*[.I11]" office:value-type="float" office:value="17.16">
            <text:p>17,16</text:p>
          </table:table-cell>
          <table:table-cell table:formula="of:=[.K11]*[.I11]" office:value-type="float" office:value="21.45">
            <text:p>21,4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ME</text:p>
          </table:table-cell>
          <table:table-cell office:value-type="string">
            <text:p>NXW-02 </text:p>
          </table:table-cell>
          <table:table-cell office:value-type="string">
            <text:p>Złącze:przewód-płytka; gniazdo; męskie; PIN:2; Raster:2mm; proste</text:p>
          </table:table-cell>
          <table:table-cell office:value-type="string">
            <text:p>x</text:p>
          </table:table-cell>
          <table:table-cell table:number-columns-repeated="2"/>
          <table:table-cell table:formula="of:=ROUND([.I12]/1.23;4)" office:value-type="float" office:value="0.079">
            <text:p>0,079</text:p>
          </table:table-cell>
          <table:table-cell office:value-type="float" office:value="0.0972">
            <text:p>0,0972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J12]*[.I12]" office:value-type="float" office:value="0.2916">
            <text:p>0,2916</text:p>
          </table:table-cell>
          <table:table-cell table:formula="of:=[.K12]*[.I12]" office:value-type="float" office:value="4.86">
            <text:p>4,8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ME</text:p>
          </table:table-cell>
          <table:table-cell office:value-type="string">
            <text:p>NXG-02 </text:p>
          </table:table-cell>
          <table:table-cell office:value-type="string">
            <text:p>Złącze:przewód-płytka; wtyk; żeńskie; PIN:2; Raster:2mm; proste</text:p>
          </table:table-cell>
          <table:table-cell table:number-columns-repeated="3"/>
          <table:table-cell table:formula="of:=ROUND([.I13]/1.23;4)" office:value-type="float" office:value="0.042">
            <text:p>0,042</text:p>
          </table:table-cell>
          <table:table-cell office:value-type="float" office:value="0.0516">
            <text:p>0,051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J13]*[.I13]" office:value-type="float" office:value="0.1548">
            <text:p>0,1548</text:p>
          </table:table-cell>
          <table:table-cell table:formula="of:=[.K13]*[.I13]" office:value-type="float" office:value="2.58">
            <text:p>2,5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ME</text:p>
          </table:table-cell>
          <table:table-cell office:value-type="string">
            <text:p>NXG-T </text:p>
          </table:table-cell>
          <table:table-cell office:value-type="string">
            <text:p>Złącze:przewód-płytka; styk; żeńskie; 2mm; proste; 22÷28AWG; 1A</text:p>
          </table:table-cell>
          <table:table-cell office:value-type="string">
            <text:p>x</text:p>
          </table:table-cell>
          <table:table-cell table:number-columns-repeated="2"/>
          <table:table-cell table:formula="of:=ROUND([.I14]/1.23;4)" office:value-type="float" office:value="0.049">
            <text:p>0,049</text:p>
          </table:table-cell>
          <table:table-cell office:value-type="float" office:value="0.0603">
            <text:p>0,0603</text:p>
          </table:table-cell>
          <table:table-cell table:formula="of:=4*4+3*2+2*8+1*7+1*6" office:value-type="float" office:value="51">
            <text:p>51</text:p>
          </table:table-cell>
          <table:table-cell office:value-type="float" office:value="100">
            <text:p>100</text:p>
          </table:table-cell>
          <table:table-cell table:formula="of:=[.J14]*[.I14]" office:value-type="float" office:value="3.0753">
            <text:p>3,0753</text:p>
          </table:table-cell>
          <table:table-cell table:formula="of:=[.K14]*[.I14]" office:value-type="float" office:value="6.03">
            <text:p>6,0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ME</text:p>
          </table:table-cell>
          <table:table-cell office:value-type="string">
            <text:p>NXG-04</text:p>
          </table:table-cell>
          <table:table-cell office:value-type="string">
            <text:p>Złącze:przewód-płytka; wtyk; żeńskie; PIN:4; Raster:2mm; proste</text:p>
          </table:table-cell>
          <table:table-cell office:value-type="string">
            <text:p>x</text:p>
          </table:table-cell>
          <table:table-cell table:number-columns-repeated="2"/>
          <table:table-cell table:formula="of:=ROUND([.I15]/1.23;4)" office:value-type="float" office:value="0.079">
            <text:p>0,079</text:p>
          </table:table-cell>
          <table:table-cell office:value-type="float" office:value="0.0972">
            <text:p>0,097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formula="of:=[.J15]*[.I15]" office:value-type="float" office:value="0.3888">
            <text:p>0,3888</text:p>
          </table:table-cell>
          <table:table-cell table:formula="of:=[.K15]*[.I15]" office:value-type="float" office:value="4.86">
            <text:p>4,8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ME</text:p>
          </table:table-cell>
          <table:table-cell office:value-type="string">
            <text:p>NXW-04</text:p>
          </table:table-cell>
          <table:table-cell office:value-type="string">
            <text:p>Złącze:przewód-płytka; gniazdo; męskie; PIN:4; Raster:2mm; proste</text:p>
          </table:table-cell>
          <table:table-cell office:value-type="string">
            <text:p>x</text:p>
          </table:table-cell>
          <table:table-cell table:number-columns-repeated="2"/>
          <table:table-cell table:formula="of:=ROUND([.I16]/1.23;4)" office:value-type="float" office:value="0.1699">
            <text:p>0,1699</text:p>
          </table:table-cell>
          <table:table-cell office:value-type="float" office:value="0.209">
            <text:p>0,209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[.J16]*[.I16]" office:value-type="float" office:value="0.836">
            <text:p>0,836</text:p>
          </table:table-cell>
          <table:table-cell table:formula="of:=[.K16]*[.I16]" office:value-type="float" office:value="4.18">
            <text:p>4,1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TME</text:p>
          </table:table-cell>
          <table:table-cell office:value-type="string">
            <text:p>NXG-08</text:p>
          </table:table-cell>
          <table:table-cell office:value-type="string">
            <text:p>Złącze:przewód-płytka; wtyk; żeńskie; PIN:8; Raster:2mm; proste</text:p>
          </table:table-cell>
          <table:table-cell office:value-type="string">
            <text:p>x</text:p>
          </table:table-cell>
          <table:table-cell table:number-columns-repeated="2"/>
          <table:table-cell table:formula="of:=ROUND([.I17]/1.23;4)" office:value-type="float" office:value="0.16">
            <text:p>0,16</text:p>
          </table:table-cell>
          <table:table-cell office:value-type="float" office:value="0.1968">
            <text:p>0,196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formula="of:=[.J17]*[.I17]" office:value-type="float" office:value="0.3936">
            <text:p>0,3936</text:p>
          </table:table-cell>
          <table:table-cell table:formula="of:=[.K17]*[.I17]" office:value-type="float" office:value="4.92">
            <text:p>4,9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TME</text:p>
          </table:table-cell>
          <table:table-cell office:value-type="string">
            <text:p>NXW-08</text:p>
          </table:table-cell>
          <table:table-cell office:value-type="string">
            <text:p>Złącze:przewód-płytka; gniazdo; męskie; PIN:8; Raster:2mm; proste</text:p>
          </table:table-cell>
          <table:table-cell office:value-type="string">
            <text:p>x</text:p>
          </table:table-cell>
          <table:table-cell table:number-columns-repeated="2"/>
          <table:table-cell table:formula="of:=ROUND([.I18]/1.23;4)" office:value-type="float" office:value="0.3398">
            <text:p>0,3398</text:p>
          </table:table-cell>
          <table:table-cell office:value-type="float" office:value="0.418">
            <text:p>0,41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J18]*[.I18]" office:value-type="float" office:value="0.836">
            <text:p>0,836</text:p>
          </table:table-cell>
          <table:table-cell table:formula="of:=[.K18]*[.I18]" office:value-type="float" office:value="4.18">
            <text:p>4,18</text:p>
          </table:table-cell>
        </table:table-row>
        <table:table-row table:style-name="ro2">
          <table:table-cell/>
          <table:table-cell office:value-type="string">
            <text:p>Distrelec</text:p>
          </table:table-cell>
          <table:table-cell office:value-type="string">
            <text:p>B6B-PH-K-S</text:p>
          </table:table-cell>
          <table:table-cell office:value-type="string">
            <text:p>Listwa wtykowa jednorzędowa 6P 6P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7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istrelec</text:p>
          </table:table-cell>
          <table:table-cell office:value-type="string">
            <text:p>PHR-7</text:p>
          </table:table-cell>
          <table:table-cell office:value-type="string">
            <text:p>Obudowa gniazda, przyłącze zaciskowe 7P 7P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float" office:value="0.75">
            <text:p>0,75</text:p>
          </table:table-cell>
          <table:table-cell table:formula="of:=ROUND([.H20]*(1+VAT);4)" office:value-type="float" office:value="0.9225">
            <text:p>0,92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J20]*[.I20]" office:value-type="float" office:value="0.9225">
            <text:p>0,9225</text:p>
          </table:table-cell>
          <table:table-cell table:formula="of:=[.K20]*[.I20]" office:value-type="float" office:value="1.845">
            <text:p>1,845</text:p>
          </table:table-cell>
        </table:table-row>
        <table:table-row table:style-name="ro2">
          <table:table-cell/>
          <table:table-cell office:value-type="string">
            <text:p>Distrelec</text:p>
          </table:table-cell>
          <table:table-cell office:value-type="string">
            <text:p>B7B-PH-K-S</text:p>
          </table:table-cell>
          <table:table-cell office:value-type="string">
            <text:p>Listwa wtykowa jednorzędowa 7P 7P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float" office:value="2.61">
            <text:p>2,61</text:p>
          </table:table-cell>
          <table:table-cell table:formula="of:=ROUND([.H21]*(1+VAT);4)" office:value-type="float" office:value="3.2103">
            <text:p>3,21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J21]*[.I21]" office:value-type="float" office:value="3.2103">
            <text:p>3,2103</text:p>
          </table:table-cell>
          <table:table-cell table:formula="of:=[.K21]*[.I21]" office:value-type="float" office:value="6.4206">
            <text:p>6,4206</text:p>
          </table:table-cell>
        </table:table-row>
        <table:table-row table:style-name="ro2">
          <table:table-cell/>
          <table:table-cell office:value-type="string">
            <text:p>Distrelec</text:p>
          </table:table-cell>
          <table:table-cell office:value-type="string">
            <text:p>B2B-PH-K-S</text:p>
          </table:table-cell>
          <table:table-cell office:value-type="string">
            <text:p>Listwa wtykowa jednorzędowa 2P 2P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7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TME</text:p>
          </table:table-cell>
          <table:table-cell office:value-type="string">
            <text:p>NXG-06</text:p>
          </table:table-cell>
          <table:table-cell office:value-type="string">
            <text:p>Złącze:przewód-płytka; wtyk; żeńskie; PIN:6; Raster:2mm; proste</text:p>
          </table:table-cell>
          <table:table-cell office:value-type="string">
            <text:p>x</text:p>
          </table:table-cell>
          <table:table-cell table:number-columns-repeated="2"/>
          <table:table-cell table:formula="of:=ROUND([.I23]/1.23;4)" office:value-type="float" office:value="0.12">
            <text:p>0,12</text:p>
          </table:table-cell>
          <table:table-cell office:value-type="float" office:value="0.1476">
            <text:p>0,1476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[.J23]*[.I23]" office:value-type="float" office:value="0.1476">
            <text:p>0,1476</text:p>
          </table:table-cell>
          <table:table-cell table:formula="of:=[.K23]*[.I23]" office:value-type="float" office:value="7.38">
            <text:p>7,3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ME</text:p>
          </table:table-cell>
          <table:table-cell office:value-type="string">
            <text:p>NXW-06</text:p>
          </table:table-cell>
          <table:table-cell office:value-type="string">
            <text:p>Złącze:przewód-płytka; gniazdo; męskie; PIN:6; Raster:2mm; proste</text:p>
          </table:table-cell>
          <table:table-cell table:number-columns-repeated="3"/>
          <table:table-cell table:formula="of:=ROUND([.I24]/1.23;4)" office:value-type="float" office:value="0.2602">
            <text:p>0,2602</text:p>
          </table:table-cell>
          <table:table-cell office:value-type="float" office:value="0.32">
            <text:p>0,3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J24]*[.I24]" office:value-type="float" office:value="0.32">
            <text:p>0,32</text:p>
          </table:table-cell>
          <table:table-cell table:formula="of:=[.K24]*[.I24]" office:value-type="float" office:value="3.2">
            <text:p>3,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TME</text:p>
          </table:table-cell>
          <table:table-cell office:value-type="string">
            <text:p>T821-1-30-R1</text:p>
          </table:table-cell>
          <table:table-cell office:value-type="string">
            <text:p>Gniazdo; IDC; męskie; PIN:30; kątowe; THT; 1,27mm; złocony</text:p>
          </table:table-cell>
          <table:table-cell office:value-type="string">
            <text:p>x</text:p>
          </table:table-cell>
          <table:table-cell table:number-columns-repeated="2"/>
          <table:table-cell table:formula="of:=ROUND([.I25]/1.23;4)" office:value-type="float" office:value="1.4894">
            <text:p>1,4894</text:p>
          </table:table-cell>
          <table:table-cell office:value-type="float" office:value="1.832">
            <text:p>1,83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J25]*[.I25]" office:value-type="float" office:value="3.664">
            <text:p>3,664</text:p>
          </table:table-cell>
          <table:table-cell table:formula="of:=[.K25]*[.I25]" office:value-type="float" office:value="9.16">
            <text:p>9,1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ME</text:p>
          </table:table-cell>
          <table:table-cell office:value-type="string">
            <text:p>T812-1-30 </text:p>
          </table:table-cell>
          <table:table-cell office:value-type="string">
            <text:p>Wtyk; IDC; żeńskie; PIN:30; IDC,na taśmę; 1,27mm; złocony</text:p>
          </table:table-cell>
          <table:table-cell office:value-type="string">
            <text:p>x</text:p>
          </table:table-cell>
          <table:table-cell table:number-columns-repeated="2"/>
          <table:table-cell table:formula="of:=ROUND([.I26]/1.23;4)" office:value-type="float" office:value="1.3902">
            <text:p>1,3902</text:p>
          </table:table-cell>
          <table:table-cell office:value-type="float" office:value="1.71">
            <text:p>1,7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J26]*[.I26]" office:value-type="float" office:value="3.42">
            <text:p>3,42</text:p>
          </table:table-cell>
          <table:table-cell table:formula="of:=[.K26]*[.I26]" office:value-type="float" office:value="8.55">
            <text:p>8,55</text:p>
          </table:table-cell>
        </table:table-row>
        <table:table-row table:style-name="ro2">
          <table:table-cell/>
          <table:table-cell office:value-type="string">
            <text:p>Distrelec</text:p>
          </table:table-cell>
          <table:table-cell office:value-type="string">
            <text:p>74HC240D </text:p>
          </table:table-cell>
          <table:table-cell office:value-type="string">
            <text:p>Układ logiczny Octal Inverter TS SO-20L <text:span text:style-name="T1">NXP</text:span>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float" office:value="4.98">
            <text:p>4,98</text:p>
          </table:table-cell>
          <table:table-cell table:formula="of:=ROUND([.H27]*(1+VAT);4)" office:value-type="float" office:value="6.1254">
            <text:p>6,12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J27]*[.I27]" office:value-type="float" office:value="6.1254">
            <text:p>6,1254</text:p>
          </table:table-cell>
          <table:table-cell table:formula="of:=[.K27]*[.I27]" office:value-type="float" office:value="12.2508">
            <text:p>12,2508</text:p>
          </table:table-cell>
        </table:table-row>
        <table:table-row table:style-name="ro2">
          <table:table-cell/>
          <table:table-cell office:value-type="string">
            <text:p>Distrelec</text:p>
          </table:table-cell>
          <table:table-cell office:value-type="string">
            <text:p>Z1SMA 12</text:p>
          </table:table-cell>
          <table:table-cell office:value-type="string">
            <text:p>Dioda Zenera SMA 12 V 1 W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istrelec</text:p>
          </table:table-cell>
          <table:table-cell office:value-type="string">
            <text:p>T491V227K010AT</text:p>
          </table:table-cell>
          <table:table-cell office:value-type="string">
            <text:p>Kondensator elektrolityczny tantalowy SMD V 220 uF 10 VDC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ME</text:p>
          </table:table-cell>
          <table:table-cell office:value-type="string">
            <text:p>LM386M-1</text:p>
          </table:table-cell>
          <table:table-cell office:value-type="string">
            <text:p>Układ scalony:wzmacniacz audio; 325mW; SO8</text:p>
          </table:table-cell>
          <table:table-cell office:value-type="string">
            <text:p>x</text:p>
          </table:table-cell>
          <table:table-cell table:number-columns-repeated="3"/>
          <table:table-cell office:value-type="float" office:value="2.45">
            <text:p>2,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ME</text:p>
          </table:table-cell>
          <table:table-cell office:value-type="string">
            <text:p>CC0805KRX7R9473</text:p>
          </table:table-cell>
          <table:table-cell office:value-type="string">
            <text:p>Kondensator:ceramiczny; 47nF; 50V; X7R; ±10%; SMD; 0805</text:p>
          </table:table-cell>
          <table:table-cell office:value-type="string">
            <text:p>x</text:p>
          </table:table-cell>
          <table:table-cell table:number-columns-repeated="3"/>
          <table:table-cell office:value-type="float" office:value="0.0431">
            <text:p>0,043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ME</text:p>
          </table:table-cell>
          <table:table-cell office:value-type="string">
            <text:p>SMD2512-100R</text:p>
          </table:table-cell>
          <table:table-cell office:value-type="string">
            <text:p>Rezystor:węglowy; SMD; 2512; 100R; 1W; ±5%; -55°C÷125°C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ME</text:p>
          </table:table-cell>
          <table:table-cell office:value-type="string">
            <text:p>TAJB106K016R</text:p>
          </table:table-cell>
          <table:table-cell office:value-type="string">
            <text:p>Kondensator:tantalowy; SMD; 10uF; 16V; Obud:B; ±10%; -55°C÷125°C</text:p>
          </table:table-cell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ME</text:p>
          </table:table-cell>
          <table:table-cell office:value-type="string">
            <text:p>RC0603FR-0710R</text:p>
          </table:table-cell>
          <table:table-cell office:value-type="string">
            <text:p>Rezystor:thick film; SMD; 0603; 10R; 0,1W; ±1%; -55÷155°C</text:p>
          </table:table-cell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ME</text:p>
          </table:table-cell>
          <table:table-cell office:value-type="string">
            <text:p>CL21B104KBCNNNC</text:p>
          </table:table-cell>
          <table:table-cell office:value-type="string">
            <text:p>Kondensator:ceramiczny; 100nF; 50V; X7R; ±10%; SMD; 0805; -55÷125°C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/>
          <table:table-cell office:value-type="float" office:value="0.0308">
            <text:p>0,0308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ME</text:p>
          </table:table-cell>
          <table:table-cell office:value-type="string">
            <text:p>TS53YL10K</text:p>
          </table:table-cell>
          <table:table-cell office:value-type="string">
            <text:p>Potencjometr:cermetowy,montażowy; do montażu SMD; 250mW; 10kΩ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float" office:value="4.05">
            <text:p>4,0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ME</text:p>
          </table:table-cell>
          <table:table-cell office:value-type="string">
            <text:p>HP05-510R1%</text:p>
          </table:table-cell>
          <table:table-cell office:value-type="string">
            <text:p>Rezystor:thick film; SMD; 0805; 510R; 0,3W; ±1%; -55÷155°C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float" office:value="0.0824">
            <text:p>0,082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ME</text:p>
          </table:table-cell>
          <table:table-cell office:value-type="string">
            <text:p>HP05-680R1%</text:p>
          </table:table-cell>
          <table:table-cell office:value-type="string">
            <text:p>Rezystor:thick film; SMD; 0805; 680R; 0,3W; ±1%; -55÷155°C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float" office:value="0.0824">
            <text:p>0,0824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style-name="Default" table:number-columns-repeated="13"/>
        </table:table-row>
        <table:table-row table:style-name="ro2">
          <table:table-cell table:style-name="Default" table:number-columns-repeated="3"/>
          <table:table-cell table:style-name="Default" office:value-type="string">
            <text:p>Podatek VAT</text:p>
          </table:table-cell>
          <table:table-cell table:style-name="Default" table:number-columns-repeated="4"/>
          <table:table-cell table:style-name="ce7" office:value-type="percentage" office:value="0.23">
            <text:p>23,00%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3"/>
          <table:table-cell table:style-name="Default" office:value-type="string">
            <text:p>Suma brutto wszystkich pozycji</text:p>
          </table:table-cell>
          <table:table-cell table:style-name="Default" table:number-columns-repeated="7"/>
          <table:table-cell table:style-name="ce8" table:formula="of:=SUM([.L2:.L39])" office:value-type="float" office:value="141.0395">
            <text:p>141,0395</text:p>
          </table:table-cell>
          <table:table-cell table:style-name="ce8" table:formula="of:=SUM([.M2:.M39])" office:value-type="float" office:value="227.1794">
            <text:p>227,1794</text:p>
          </table:table-cell>
        </table:table-row>
        <table:table-row table:style-name="ro2">
          <table:table-cell table:style-name="Default" table:number-columns-repeated="3"/>
          <table:table-cell table:style-name="Default" office:value-type="string">
            <text:p>Suma brutto wybranych pozycji</text:p>
          </table:table-cell>
          <table:table-cell table:style-name="Default" table:number-columns-repeated="7"/>
          <table:table-cell table:style-name="ce8" table:formula="of:=SUMIF([.$E2:.$E39];&quot;&lt;&gt;&quot;;[.L2:.L39])" office:value-type="float" office:value="114.0527">
            <text:p>114,0527</text:p>
          </table:table-cell>
          <table:table-cell table:style-name="ce8" table:formula="of:=SUMIF([.$E2:.$E39];&quot;&lt;&gt;&quot;;[.M2:.M39])" office:value-type="float" office:value="188.2594">
            <text:p>188,2594</text:p>
          </table:table-cell>
        </table:table-row>
      </table:table>
      <table:table table:name="Arkusz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>
        <table:named-range table:name="VAT" table:base-cell-address="$Arkusz1.$F$19" table:cell-range-address="$Arkusz1.$I$4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5">05.08.2011</text:date>, <text:time>23:08:4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7T20:14:10</meta:creation-date>
    <dc:date>2011-08-05T23:08:42</dc:date>
    <meta:editing-duration>P1DT3H52M23S</meta:editing-duration>
    <meta:editing-cycles>6</meta:editing-cycles>
    <meta:generator>LibreOffice/3.3$Unix LibreOffice_project/330m19$Build-202</meta:generator>
    <meta:document-statistic meta:table-count="3" meta:cell-count="365" meta:object-count="0"/>
  </office:meta>
</office:document-meta>
</file>